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15cm"/>
    </style:style>
    <style:style style:name="co2" style:family="table-column">
      <style:table-column-properties fo:break-before="auto" style:column-width="13.513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00cc33"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number-columns-repeated="14" table:default-cell-style-name="Default"/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style-name="ce1" table:number-columns-repeated="3"/>
          <table:table-cell table:style-name="ce4"/>
          <table:table-cell table:style-name="ce1" table:number-columns-repeated="14"/>
        </table:table-row>
        <table:table-row table:style-name="ro1">
          <table:table-cell table:style-name="ce2" office:value-type="string">
            <text:p>INPUT STREAM</text:p>
          </table:table-cell>
          <table:table-cell table:style-name="ce2" office:value-type="string">
            <text:p>OUTPUT LIST</text:p>
          </table:table-cell>
          <table:table-cell table:style-name="ce2" office:value-type="string">
            <text:p>STATUS</text:p>
          </table:table-cell>
          <table:table-cell table:style-name="ce10" office:value-type="string">
            <text:p>REMARKS</text:p>
          </table:table-cell>
          <table:table-cell table:style-name="ce2" table:number-columns-repeated="13"/>
          <table:table-cell table:style-name="ce1"/>
        </table:table-row>
        <table:table-row table:style-name="ro1">
          <table:table-cell table:style-name="ce1" office:value-type="string">
            <text:p>PART1</text:p>
          </table:table-cell>
          <table:table-cell table:style-name="ce1" table:number-columns-repeated="2"/>
          <table:table-cell table:style-name="ce4"/>
          <table:table-cell table:style-name="ce1" table:number-columns-repeated="14"/>
        </table:table-row>
        <table:table-row table:style-name="ro1">
          <table:table-cell table:style-name="ce3" office:value-type="string">
            <text:p>COMPANY NAMES</text:p>
          </table:table-cell>
          <table:table-cell table:style-name="ce3" table:number-columns-repeated="2"/>
          <table:table-cell table:style-name="ce5"/>
          <table:table-cell table:style-name="ce1" table:number-columns-repeated="14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“Marks and Spencers Ltd” "M&amp;S Limited" "NVIDIA Ireland" "M&amp;S CORPORATION Limited" "INTEL LLC"</text:p>
          </table:table-cell>
          <table:table-cell table:style-name="ce4" office:value-type="string">
            <text:p>['Marks and Spencers Ltd', 'NVIDIA Ireland', 'Intel LLC']</text:p>
          </table:table-cell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2">
          <table:table-cell table:style-name="ce4" office:value-type="string">
            <text:p>Marks and Spencers Ltd "M&amp;S Limited" "NVIDIA Ireland" "M&amp;S CORPORATION Limited" "Intel LLC" "Intel Ltd" "Toys Ltd" "Toys Corporation"</text:p>
          </table:table-cell>
          <table:table-cell table:style-name="ce4" office:value-type="string">
            <text:p>['Marks and Spencers Ltd', 'NVIDIA Ireland', 'Intel LLC', 'Toys Ltd']</text:p>
          </table:table-cell>
          <table:table-cell table:style-name="ce1" office:value-type="string">
            <text:p>correct</text:p>
          </table:table-cell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Google Corporation "Apple Inc" "Tesla Ltd" "Google Ltd" "Apple Technologies"</text:p>
          </table:table-cell>
          <table:table-cell table:style-name="ce4" office:value-type="string">
            <text:p>['Google Corporation', 'Apple Inc', 'Tesla Ltd']</text:p>
          </table:table-cell>
          <table:table-cell table:style-name="ce1" office:value-type="string">
            <text:p>correct</text:p>
          </table:table-cell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2">
          <table:table-cell table:style-name="ce4" office:value-type="string">
            <text:p>Google Corporation "Apple Inc" "Tesla Ltd" "Google Ltd" "Apple Technologies" "Marks and Spencers Ltd" "M&amp;S Limited" "NVIDIA Ireland" "M&amp;S CORPORATION Limited" "INTEL LLC"</text:p>
          </table:table-cell>
          <table:table-cell table:style-name="ce4" office:value-type="string">
            <text:p>['Google Corporation', 'Apple Inc', 'Tesla Ltd', 'Marks and Spencers Ltd', 'NVIDIA Ireland', 'INTEL LLC']</text:p>
          </table:table-cell>
          <table:table-cell table:style-name="ce1" office:value-type="string">
            <text:p>correct</text:p>
          </table:table-cell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e-con systems "Quidich Labs" "Vector AI" "e-con Limited" "Quidich services"</text:p>
          </table:table-cell>
          <table:table-cell table:style-name="ce4" office:value-type="string">
            <text:p>['e-con systems', 'Quidich Labs', 'Vector AI']</text:p>
          </table:table-cell>
          <table:table-cell table:style-name="ce1" office:value-type="string">
            <text:p>correct</text:p>
          </table:table-cell>
          <table:table-cell table:style-name="ce4"/>
          <table:table-cell table:style-name="ce1" table:number-columns-repeated="14"/>
        </table:table-row>
        <table:table-row table:style-name="ro1" table:number-rows-repeated="3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5" office:value-type="string">
            <text:p>COMMPANY LOCATION</text:p>
          </table:table-cell>
          <table:table-cell table:style-name="ce5"/>
          <table:table-cell table:style-name="ce3"/>
          <table:table-cell table:style-name="ce5"/>
          <table:table-cell table:style-name="ce1" table:number-columns-repeated="14"/>
        </table:table-row>
        <table:table-row table:style-name="ro1" table:number-rows-repeated="2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“LONDON, UNITED KINGDOM” "HONG KONG" "ASIA" "LONDON, ENG" "Mumbai, India" "Mumbai"</text:p>
          </table:table-cell>
          <table:table-cell table:style-name="ce4" office:value-type="string">
            <text:p>['LONDON, UNITED KINGDOM', 'HONG KONG', 'ASIA', 'Mumbai, India']</text:p>
          </table:table-cell>
          <table:table-cell table:style-name="ce1" office:value-type="string">
            <text:p>correct</text:p>
          </table:table-cell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2">
          <table:table-cell table:style-name="ce4" office:value-type="string">
            <text:p>“London, Great Britain” "London UK" "London, United Kingdom" "London"</text:p>
          </table:table-cell>
          <table:table-cell table:style-name="ce4" office:value-type="string">
            <text:p>['London, Great Britain', 'London']</text:p>
          </table:table-cell>
          <table:table-cell table:style-name="ce1" office:value-type="string">
            <text:p>Incorrect</text:p>
          </table:table-cell>
          <table:table-cell table:style-name="ce4" office:value-type="string">
            <text:p>The spacy model had two different kB entries or London</text:p>
          </table:table-cell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“Bengaluru,India” "Bengaluru, Karnataka" "Bengaluru, Karnataka, India"</text:p>
          </table:table-cell>
          <table:table-cell table:style-name="ce4" office:value-type="string">
            <text:p>['Bengaluru,India']</text:p>
          </table:table-cell>
          <table:table-cell table:style-name="ce1" office:value-type="string">
            <text:p>correct</text:p>
          </table:table-cell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<text:s/>"Seoul,korea" "Seoul,South korea"</text:p>
          </table:table-cell>
          <table:table-cell table:style-name="ce4" office:value-type="string">
            <text:p>['Seoul,korea']</text:p>
          </table:table-cell>
          <table:table-cell table:style-name="ce1" office:value-type="string">
            <text:p>correct</text:p>
          </table:table-cell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“New York” "New York City, US"</text:p>
          </table:table-cell>
          <table:table-cell table:style-name="ce4" office:value-type="string">
            <text:p>['New York']</text:p>
          </table:table-cell>
          <table:table-cell table:style-name="ce1" office:value-type="string">
            <text:p>correct</text:p>
          </table:table-cell>
          <table:table-cell table:style-name="ce4"/>
          <table:table-cell table:style-name="ce1" table:number-columns-repeated="14"/>
        </table:table-row>
        <table:table-row table:style-name="ro1" table:number-rows-repeated="4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5" office:value-type="string">
            <text:p>SERIAL NUMBER</text:p>
          </table:table-cell>
          <table:table-cell table:style-name="ce5"/>
          <table:table-cell table:style-name="ce3"/>
          <table:table-cell table:style-name="ce5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ABC\INC\1236 "ABCinc1236" "AB1236" "ABC\INC\1237" "ABC INC 1237" "ABC 1236"</text:p>
          </table:table-cell>
          <table:table-cell table:style-name="ce4" office:value-type="string">
            <text:p>['ABC\\INC\\1236', 'AB1236', 'ABC\\INC\\1237', 'ABC 1236']</text:p>
          </table:table-cell>
          <table:table-cell table:style-name="ce1"/>
          <table:table-cell table:style-name="ce4"/>
          <table:table-cell table:style-name="ce1" table:number-columns-repeated="14"/>
        </table:table-row>
        <table:table-row table:style-name="ro1" table:number-rows-repeated="2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5" office:value-type="string">
            <text:p>COMPANY ADDRESS</text:p>
          </table:table-cell>
          <table:table-cell table:style-name="ce5"/>
          <table:table-cell table:style-name="ce3"/>
          <table:table-cell table:style-name="ce5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<text:s/>"44 CHINA ROAD" "44CHINAroad" "44@China$roaD" "44\China\Road" "43 china road"</text:p>
          </table:table-cell>
          <table:table-cell table:style-name="ce4" office:value-type="string">
            <text:p>['44 CHINA ROAD', '43 china road']</text:p>
          </table:table-cell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5" office:value-type="string">
            <text:p>GOODS</text:p>
          </table:table-cell>
          <table:table-cell table:style-name="ce5"/>
          <table:table-cell table:style-name="ce3"/>
          <table:table-cell table:style-name="ce5"/>
          <table:table-cell table:style-name="ce1" table:number-columns-repeated="14"/>
        </table:table-row>
        <table:table-row table:style-name="ro1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4" office:value-type="string">
            <text:p>hardwood table "hrdwod table" "wooden cupboard" "wooden cuboard" "plastic glass" "plasic glas"</text:p>
          </table:table-cell>
          <table:table-cell table:style-name="ce4" office:value-type="string">
            <text:p>['hardwood table', 'wooden cupboard', 'plastic glass']</text:p>
          </table:table-cell>
          <table:table-cell table:style-name="ce1"/>
          <table:table-cell table:style-name="ce4"/>
          <table:table-cell table:style-name="ce1" table:number-columns-repeated="14"/>
        </table:table-row>
        <table:table-row table:style-name="ro1" table:number-rows-repeated="3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6" office:value-type="string">
            <text:p>PART 2</text:p>
          </table:table-cell>
          <table:table-cell table:style-name="ce6"/>
          <table:table-cell table:style-name="ce9"/>
          <table:table-cell table:style-name="ce6"/>
          <table:table-cell table:style-name="ce1" table:number-columns-repeated="14"/>
        </table:table-row>
        <table:table-row table:style-name="ro1" table:number-rows-repeated="2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3">
          <table:table-cell table:style-name="ce4" office:value-type="string">
            <text:p>"Marks and Spencers Ltd"</text:p>
            <text:p>"M&amp;S Limited"</text:p>
            <text:p>"NVIDIA Ireland"</text:p>
            <text:p>"M&amp;S CORPORATION Limited"</text:p>
            <text:p>"INTEL LLC"</text:p>
            <text:p>"LONDON , UK"</text:p>
            <text:p>"HONG KONG"</text:p>
            <text:p>"ASIA"</text:p>
            <text:p>"LONDON, ENG"</text:p>
            <text:p>"LONDON, UNITED KINGDOM"</text:p>
            <text:p>"SLOUGH SE12 2XY"</text:p>
            <text:p>"33 TIMBER YARD,LONDON, L1 8XY"</text:p>
            <text:p>"44 CHINA ROAD"</text:p>
            <text:p>"KOWLOON"</text:p>
            <text:p>"HONG KONG"</text:p>
            <text:p>"WOODEN TABLE"</text:p>
            <text:p>"woodn tabl"</text:p>
            <text:p>"PLASTIC BOTTLE"</text:p>
            <text:p>"ICNAO02312"</text:p>
            <text:p>"TOYS"</text:p>
            <text:p>"PLASTC BOTLE"</text:p>
            <text:p/>
          </table:table-cell>
          <table:table-cell table:style-name="ce8" office:value-type="string">
            <text:p>[['"Marks and Spencers Ltd"', '"M&amp;S Limited"', '"M&amp;S CORPORATION Limited"'], ['"NVIDIA Ireland"'], ['"INTEL LLC"'], ['"LONDON , UK"', '"LONDON, ENG"', '"LONDON, UNITED KINGDOM"'], ['"HONG KONG"', '"HONG KONG"'], ['"ASIA"'], ['"SLOUGH SE12 2XY"'], ['"33 TIMBER YARD,LONDON, L1 8XY"'], ['"44 CHINA ROAD"'], ['"KOWLOON"'], ['"WOODEN TABLE"', '"woodn tabl"'], ['"PLASTIC BOTTLE"', '"PLASTC BOTLE"'], ['"ICNAO02312"'], ['"TOYS"']] <text:s text:c="32"/><text:s text:c="131"/><text:s text:c="131"/><text:s text:c="131"/><text:s text:c="131"/><text:s text:c="131"/><text:s text:c="131"/><text:s text:c="37"/></text:p>
          </table:table-cell>
          <table:table-cell table:style-name="ce1"/>
          <table:table-cell table:style-name="ce4"/>
          <table:table-cell table:style-name="ce1" table:number-columns-repeated="14"/>
        </table:table-row>
        <table:table-row table:style-name="ro3" table:number-rows-repeated="33">
          <table:table-cell table:style-name="ce4" table:number-columns-repeated="2"/>
          <table:table-cell table:style-name="ce1"/>
          <table:table-cell table:style-name="ce4"/>
          <table:table-cell table:style-name="ce1" table:number-columns-repeated="14"/>
        </table:table-row>
        <table:table-row table:style-name="ro3" table:number-rows-repeated="2">
          <table:table-cell table:style-name="ce7" table:number-columns-repeated="2"/>
          <table:table-cell table:number-columns-repeated="2"/>
          <table:table-cell table:style-name="ce1" table:number-columns-repeated="14"/>
        </table:table-row>
        <table:table-row table:style-name="ro3" table:number-rows-repeated="7">
          <table:table-cell table:style-name="ce7" table:number-columns-repeated="2"/>
          <table:table-cell table:number-columns-repeated="16"/>
        </table:table-row>
        <table:table-row table:style-name="ro3" table:number-rows-repeated="1048477">
          <table:table-cell table:number-columns-repeated="18"/>
        </table:table-row>
        <table:table-row table:style-name="ro3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17/10/2021</text:date>, <text:time>22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7$Win32 OpenOffice.org_project/417m1$Build-9800</meta:generator>
    <dc:date>2021-10-17T22:24:55.90</dc:date>
    <dc:creator>Ramya </dc:creator>
    <meta:editing-duration>PT1H28M13S</meta:editing-duration>
    <meta:editing-cycles>29</meta:editing-cycles>
    <meta:document-statistic meta:table-count="1" meta:cell-count="49" meta:object-count="0"/>
  </office:meta>
</office:document-meta>
</file>